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f97e" officeooo:paragraph-rsid="0019f97e"/>
    </style:style>
    <style:style style:name="P2" style:family="paragraph" style:parent-style-name="Standard" style:list-style-name="L1">
      <style:text-properties officeooo:rsid="0019f97e" officeooo:paragraph-rsid="0019f97e"/>
    </style:style>
    <style:style style:name="P3" style:family="paragraph" style:parent-style-name="Standard" style:list-style-name="L2">
      <style:text-properties officeooo:rsid="0019f97e" officeooo:paragraph-rsid="0019f97e"/>
    </style:style>
    <style:style style:name="P4" style:family="paragraph" style:parent-style-name="Standard" style:list-style-name="L1">
      <style:text-properties officeooo:rsid="003686f6" officeooo:paragraph-rsid="003686f6"/>
    </style:style>
    <style:style style:name="P5" style:family="paragraph" style:parent-style-name="Text_20_body">
      <style:text-properties officeooo:rsid="00216701" officeooo:paragraph-rsid="00216701"/>
    </style:style>
    <style:style style:name="P6" style:family="paragraph" style:parent-style-name="Text_20_body" style:list-style-name="L3">
      <style:text-properties officeooo:rsid="00216701" officeooo:paragraph-rsid="00216701"/>
    </style:style>
    <style:style style:name="P7" style:family="paragraph" style:parent-style-name="Text_20_body">
      <style:text-properties fo:font-weight="normal" officeooo:rsid="002a5968" officeooo:paragraph-rsid="002a5968" style:font-weight-asian="normal" style:font-weight-complex="normal"/>
    </style:style>
    <style:style style:name="P8" style:family="paragraph" style:parent-style-name="Text_20_body">
      <style:text-properties officeooo:rsid="002c05bf" officeooo:paragraph-rsid="002c05bf"/>
    </style:style>
    <style:style style:name="P9" style:family="paragraph" style:parent-style-name="Text_20_body">
      <style:text-properties officeooo:rsid="002f19c5" officeooo:paragraph-rsid="002f19c5"/>
    </style:style>
    <style:style style:name="P10" style:family="paragraph" style:parent-style-name="Text_20_body">
      <style:text-properties officeooo:rsid="00325d45" officeooo:paragraph-rsid="00325d45"/>
    </style:style>
    <style:style style:name="P11" style:family="paragraph" style:parent-style-name="Text_20_body" style:list-style-name="L3">
      <style:text-properties officeooo:paragraph-rsid="00222bad"/>
    </style:style>
    <style:style style:name="P12" style:family="paragraph" style:parent-style-name="Text_20_body">
      <style:text-properties officeooo:paragraph-rsid="001ef80a"/>
    </style:style>
    <style:style style:name="P13" style:family="paragraph" style:parent-style-name="Text_20_body">
      <style:text-properties officeooo:rsid="004c04de" officeooo:paragraph-rsid="004c04de"/>
    </style:style>
    <style:style style:name="P14" style:family="paragraph" style:parent-style-name="Text_20_body">
      <style:text-properties officeooo:rsid="004c71c1" officeooo:paragraph-rsid="004c71c1"/>
    </style:style>
    <style:style style:name="P15" style:family="paragraph" style:parent-style-name="Text_20_body">
      <style:text-properties officeooo:rsid="004e5648" officeooo:paragraph-rsid="004e5648"/>
    </style:style>
    <style:style style:name="P16" style:family="paragraph" style:parent-style-name="Title">
      <style:text-properties officeooo:paragraph-rsid="001ef80a"/>
    </style:style>
    <style:style style:name="P17" style:family="paragraph" style:parent-style-name="Heading_20_2">
      <style:paragraph-properties fo:break-before="page"/>
    </style:style>
    <style:style style:name="P18" style:family="paragraph" style:parent-style-name="Heading_20_1">
      <style:text-properties officeooo:rsid="00363da7" officeooo:paragraph-rsid="00363da7"/>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3738ba"/>
    </style:style>
    <style:style style:name="P21" style:family="paragraph" style:parent-style-name="Heading_20_3">
      <style:text-properties officeooo:paragraph-rsid="002b91c4"/>
    </style:style>
    <style:style style:name="P22" style:family="paragraph" style:parent-style-name="Heading_20_3">
      <style:text-properties officeooo:rsid="002c05bf" officeooo:paragraph-rsid="002f19c5"/>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ef80a"/>
    </style:style>
    <style:style style:name="T2" style:family="text">
      <style:text-properties officeooo:rsid="00222bad"/>
    </style:style>
    <style:style style:name="T3" style:family="text">
      <style:text-properties officeooo:rsid="0023f65a"/>
    </style:style>
    <style:style style:name="T4" style:family="text">
      <style:text-properties fo:font-weight="bold" style:font-weight-asian="bold" style:font-weight-complex="bold"/>
    </style:style>
    <style:style style:name="T5" style:family="text">
      <style:text-properties fo:font-weight="bold" officeooo:rsid="00222bad" style:font-weight-asian="bold" style:font-weight-complex="bold"/>
    </style:style>
    <style:style style:name="T6" style:family="text">
      <style:text-properties fo:font-weight="bold" officeooo:rsid="002a5968" style:font-weight-asian="bold" style:font-weight-complex="bold"/>
    </style:style>
    <style:style style:name="T7" style:family="text">
      <style:text-properties officeooo:rsid="00259523"/>
    </style:style>
    <style:style style:name="T8" style:family="text">
      <style:text-properties officeooo:rsid="002b91c4"/>
    </style:style>
    <style:style style:name="T9" style:family="text">
      <style:text-properties officeooo:rsid="002d51e5"/>
    </style:style>
    <style:style style:name="T10" style:family="text">
      <style:text-properties officeooo:rsid="0030c973"/>
    </style:style>
    <style:style style:name="T11" style:family="text">
      <style:text-properties officeooo:rsid="0033bc75"/>
    </style:style>
    <style:style style:name="T12" style:family="text">
      <style:text-properties officeooo:rsid="003738ba"/>
    </style:style>
    <style:style style:name="T13" style:family="text">
      <style:text-properties officeooo:rsid="003920b3"/>
    </style:style>
    <style:style style:name="T14" style:family="text">
      <style:text-properties officeooo:rsid="00449dda"/>
    </style:style>
    <style:style style:name="T15" style:family="text">
      <style:text-properties officeooo:rsid="0045299f"/>
    </style:style>
    <style:style style:name="T16" style:family="text">
      <style:text-properties officeooo:rsid="0045cc2e"/>
    </style:style>
    <style:style style:name="T17" style:family="text">
      <style:text-properties officeooo:rsid="0046b327"/>
    </style:style>
    <style:style style:name="T18" style:family="text">
      <style:text-properties officeooo:rsid="004a6adc"/>
    </style:style>
    <style:style style:name="T19" style:family="text">
      <style:text-properties officeooo:rsid="004c71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hinkTank: JavabotWar</text:span></text:p>
      <text:p text:style-name="P1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5"><text:a xlink:type="simple" xlink:href="#__RefHeading__107_410428801" text:style-name="Index_20_Link" text:visited-style-name="Index_20_Link">IPrésentation du sujet<text:tab/>1</text:a></text:p>
          <text:p text:style-name="P25"><text:a xlink:type="simple" xlink:href="#__RefHeading__109_410428801" text:style-name="Index_20_Link" text:visited-style-name="Index_20_Link">IICahier des charges<text:tab/>1</text:a></text:p>
          <text:p text:style-name="P25"><text:a xlink:type="simple" xlink:href="#__RefHeading__111_410428801" text:style-name="Index_20_Link" text:visited-style-name="Index_20_Link">IIISpécifications<text:tab/>3</text:a></text:p>
          <text:p text:style-name="P25"><text:a xlink:type="simple" xlink:href="#__RefHeading__113_410428801" text:style-name="Index_20_Link" text:visited-style-name="Index_20_Link">IVConception<text:tab/>3</text:a></text:p>
          <text:p text:style-name="P23"><text:a xlink:type="simple" xlink:href="#__RefHeading__115_410428801" text:style-name="Index_20_Link" text:visited-style-name="Index_20_Link">IV.1Communication entre les différentes parties<text:tab/>5</text:a></text:p>
          <text:p text:style-name="P24"><text:a xlink:type="simple" xlink:href="#__RefHeading__117_410428801" text:style-name="Index_20_Link" text:visited-style-name="Index_20_Link">Partie physique ↔ Partie Intelligences<text:tab/>5</text:a></text:p>
          <text:p text:style-name="P24"><text:a xlink:type="simple" xlink:href="#__RefHeading__119_410428801" text:style-name="Index_20_Link" text:visited-style-name="Index_20_Link"><text:s/>Partie Graphique ↔ Partie Physique<text:tab/>5</text:a></text:p>
          <text:p text:style-name="P24"><text:a xlink:type="simple" xlink:href="#__RefHeading__121_410428801" text:style-name="Index_20_Link" text:visited-style-name="Index_20_Link">Partie Capteurs ↔ Partie Intelligences<text:tab/>5</text:a></text:p>
          <text:p text:style-name="P24"><text:a xlink:type="simple" xlink:href="#__RefHeading__123_410428801" text:style-name="Index_20_Link" text:visited-style-name="Index_20_Link">Diagramme de communication global<text:tab/>5</text:a></text:p>
          <text:p text:style-name="P25"><text:a xlink:type="simple" xlink:href="#__RefHeading__125_410428801" text:style-name="Index_20_Link" text:visited-style-name="Index_20_Link">VDiagramme de classes global<text:tab/>5</text:a></text:p>
          <text:p text:style-name="P25"><text:a xlink:type="simple" xlink:href="#__RefHeading__127_410428801" text:style-name="Index_20_Link" text:visited-style-name="Index_20_Link">VIArchitecture du code<text:tab/>5</text:a></text:p>
        </text:index-body>
      </text:table-of-content>
      <text:h text:style-name="Heading_20_1" text:outline-level="1"><text:bookmark-start text:name="__RefHeading__107_410428801"/>Présentation du sujet<text:bookmark-end text:name="__RefHeading__107_410428801"/></text:h>
      <text:p text:style-name="P1">PybotWar est un jeu de type "bac à sable" (sandbox) fournissant un champ de <text:span text:style-name="T13">bataille</text:span> en 2D et des tanks armés pilotables par le biais de script python, le but étant de faire <text:span text:style-name="T13">s’affronter</text:span> les tanks, et développer des stratégies d'attaques ou de défense. Il <text:span text:style-name="T13">constitue</text:span> un outils ludique pour les enfants ou toute autre personne désirant <text:span text:style-name="T13">s’initier</text:span> à la programmation en python ou au développement de petites intelligences artificielles. Cependant, ce programme a certains défaut, <text:span text:style-name="T13">notamment</text:span> en ce qui concerne la prise en main par des utilisateurs débutant.</text:p>
      <text:p text:style-name="P1"/>
      <text:p text:style-name="P1">Notre projet consiste donc a développer une version plus simple à maitriser de pybotwar, tout en renforçant certains aspects, comme rendre l'interface graphique plus attrayante ou encore rajouter des outils permettant de plus grand choix de stratégies concevable pour les ia.</text:p>
      <text:h text:style-name="Heading_20_1" text:outline-level="1"><text:bookmark-start text:name="__RefHeading__109_410428801"/>Cahier des charges<text:bookmark-end text:name="__RefHeading__109_410428801"/></text:h>
      <text:p text:style-name="P1">Le cahier des charges nous spécifie que nous <text:span text:style-name="T13">devons</text:span> développer une version simplifiée du programme pybotwar en respectant les points suivant:</text:p>
      <text:p text:style-name="P1"/>
      <text:list xml:id="list1398784254505367566" text:style-name="L1">
        <text:list-item>
          <text:p text:style-name="P2">Les tanks doivent être facilement maniable, autant au niveau des armes qu'au niveau des déplacement <text:s/>(plus d'inertie, plus de temps de recharge),</text:p>
          <text:p text:style-name="P2"/>
        </text:list-item>
        <text:list-item>
          <text:p text:style-name="P2">Les scripts contrôlant les tanks doivent pouvoir être écrits en python,</text:p>
          <text:p text:style-name="P2"/>
        </text:list-item>
        <text:list-item>
          <text:p text:style-name="P2">Les scripts utilisateur doivent avoir une syntaxe simple et intuitive, facilement utilisable par des enfants,</text:p>
          <text:p text:style-name="P2"/>
        </text:list-item>
        <text:list-item>
          <text:p text:style-name="P2">Le jeu doit permettre aux tanks d'employer différentes stratégies pour remporter la bataille,</text:p>
          <text:p text:style-name="P2"/>
        </text:list-item>
        <text:list-item>
          <text:p text:style-name="P2">L'affichage graphique doit être plus soignée,</text:p>
          <text:p text:style-name="P2"/>
        </text:list-item>
        <text:list-item>
          <text:p text:style-name="P4">La durée du développement est fixée à 3 semaines.</text:p>
        </text:list-item>
      </text:list>
      <text:h text:style-name="P20" text:outline-level="1"><text:bookmark-start text:name="__RefHeading__111_410428801"/>Spécifications<text:bookmark-end text:name="__RefHeading__111_410428801"/></text:h>
      <text:p text:style-name="P1">Voici les solutions technique que nous <text:span text:style-name="T12">avons</text:span> retenu pour répondre aux différents points du cahier des charges:</text:p>
      <text:p text:style-name="P1"/>
      <text:list xml:id="list7775590792453426639" text:style-name="L2">
        <text:list-item>
          <text:p text:style-name="P3">Pour améliorer la maniabilité des tanks ainsi que leur prise en main par les utilisateurs, nous <text:span text:style-name="T13">avons</text:span> décider de <text:span text:style-name="T13">restreindre</text:span> les <text:span text:style-name="T13">mouvement</text:span> des tanks à 4 directions sur une grille, de cette manière, il est plus facile pour l'utilisateur de comprendre les mouvement du tank, et donc de le piloter via le script python.</text:p>
          <text:p text:style-name="P3"/>
        </text:list-item>
        <text:list-item>
          <text:p text:style-name="P3">Pour faciliter le développement du programme et pour respecter le fait que les scripts <text:span text:style-name="T13">contrôlant</text:span> les tanks doivent être en python, la majorité du projet est développé en java, langage bien <text:span text:style-name="T13">maîtrisé</text:span> par la totalité de l'équipe, puis les scripts python sont chargés et communiquent avec le reste du programme via une interface.</text:p>
          <text:p text:style-name="P3"/>
        </text:list-item>
        <text:list-item>
          <text:p text:style-name="P3">Pour simplifier la syntaxe des scripts que devront codés les utilisateurs, ceux si auront directement accès, dans leurs script à un objet tank, véritable télécommande à partir duquel il<text:span text:style-name="T15">s</text:span> <text:span text:style-name="T14">pourront</text:span> appeler des méthode pour le déplacement du tank ainsi que pour avoir accès à différents capteurs pour s'informer sur le terrain.</text:p>
          <text:p text:style-name="P3"/>
        </text:list-item>
        <text:list-item>
          <text:p text:style-name="P3">Pour renforcer la dimension stratégique du jeu, nous avons décider de compléter le champ de <text:span text:style-name="T13">bataille</text:span> (la zone de jeu) avec des obstacles (murs, barils etc.) <text:span text:style-name="T14">derrières</text:span> lesquels les tanks pourront se cacher pour éviter un projectile ou encore préparer leurs actions futures.</text:p>
          <text:p text:style-name="P3"/>
        </text:list-item>
        <text:list-item>
          <text:p text:style-name="P3">Nous <text:span text:style-name="T13">avons</text:span> aussi opté pour l'ajout de différentes manières pour les scripts utilisateurs de voir le terrain au travers de "sensors" (capteurs) dont la portée dépend de la topologie du terrain et du type de sensor. Il peut par exemple il y avoir un sensor "jumelles" qui permet de voir ce qui se trouve devant les tanks, un sensor "radar" qui permet de voir se qu'il y a dans un certain périmètre, on encore des "sensors" procédant par exploration récursive des cases libres voisines (sans mur).</text:p>
        </text:list-item>
      </text:list>
      <text:p text:style-name="P1"/>
      <text:h text:style-name="Heading_20_1" text:outline-level="1"><text:bookmark-start text:name="__RefHeading__113_410428801"/>Conception<text:bookmark-end text:name="__RefHeading__113_410428801"/></text:h>
      <text:p text:style-name="P5">Le projet se découpe en 4 parties principales : <text:span text:style-name="T3">l</text:span>a <text:span text:style-name="T4">partie Physique</text:span> (physics), <text:span text:style-name="T3">l</text:span>a <text:span text:style-name="T4">partie Capteurs</text:span> (sensors), <text:span text:style-name="T3">l</text:span>a <text:span text:style-name="T4">partie Scripting</text:span> (intelligences), <text:span text:style-name="T3">l</text:span>a <text:span text:style-name="T4">partie Graphique</text:span> (graphics).</text:p>
      <text:list xml:id="list6275209032062941025" text:style-name="L3">
        <text:list-item>
          <text:p text:style-name="P6">La <text:span text:style-name="T4">parte physique </text:span><text:span text:style-name="T6">(moteur de jeu) </text:span><text:span text:style-name="T4"><text:s/></text:span>constitue le <text:span text:style-name="T7">cœur</text:span> du projet, c'est elle qui gère la grille de jeu (champ de <text:span text:style-name="T7">bataille</text:span>), le contenu de chaque case, ainsi que les états de tous les objets interactifs (tanks, projectiles etc.)</text:p>
        </text:list-item>
        <text:list-item>
          <text:p text:style-name="P6">La <text:span text:style-name="T4">partie capteurs </text:span><text:span text:style-name="T6">(sensors)</text:span> fournit les méthodes permettant aux scripts utilisateurs de visualiser le terrain par rapport à leurs tanks respectifs.</text:p>
        </text:list-item>
        <text:list-item>
          <text:p text:style-name="P6">La <text:span text:style-name="T4">partie </text:span><text:span text:style-name="T6">intelligences (scripting)</text:span> charge les scripts utilisateurs et les exécutent pour fournir à la partie physique les actions que les tanks devront utiliser.</text:p>
        </text:list-item>
        <text:list-item>
          <text:p text:style-name="P11"><text:span text:style-name="T2">La </text:span><text:span text:style-name="T5">partie affichage</text:span><text:span text:style-name="T2"> affiche graphiquement l'état actuel du champ de bataille fourni par la partie physique. Elle se charge aussi <text:s/>des interactions avec le ou les utilisateurs pour le chargement des scripts python et le placement des tanks.</text:span></text:p>
        </text:list-item>
      </text:list>
      <text:h text:style-name="P17" text:outline-level="2"><text:bookmark-start text:name="__RefHeading__115_410428801"/>Communication entre les différentes parties<text:bookmark-end text:name="__RefHeading__115_410428801"/></text:h>
      <text:h text:style-name="Heading_20_3" text:outline-level="3"><text:bookmark-start text:name="__RefHeading__117_410428801"/>Partie physique ↔ Partie Intelligences<text:bookmark-end text:name="__RefHeading__117_410428801"/></text:h>
      <text:p text:style-name="P7">La partie physique est la partie la plus indépendante. En effet, cette dernier n'a besoin pour fonctionner que des actions des tanks pour déterminer leurs positions futures. Ainsi, elle communique uniquement avec la partie scripting (intelligences).</text:p>
      <text:p text:style-name="P7">Cette communication se fait selon une logique producteur / consommateur : Lorsque la partie physique sait quelle doit va avoir besoin de la décision d'un script (IA), elle lui demande de <text:span text:style-name="T16">s’exécuter</text:span> jusqu'au calcul du prochain mouvement du tank. Lorsque cette « action » est produite, le script se met en pause et la partie physique, alors en attente de cette action la consome.</text:p>
      <text:h text:style-name="P21" text:outline-level="3"><text:bookmark-start text:name="__RefHeading__119_410428801"/><text:s/>Partie Graphique ↔ Partie <text:span text:style-name="T8">Physique</text:span><text:bookmark-end text:name="__RefHeading__119_410428801"/></text:h>
      <text:p text:style-name="P8">La partie graphique gère le déroulement temporel du programme. C'est elle qui fixe le nombre de frames graphiques a afficher par seconde <text:span text:style-name="T17">(fps)</text:span>, c'est donc la partie graphique qui détermine la cadence de la partie physique et non l'inverse.</text:p>
      <text:p text:style-name="P8">La communication entre ces deux parties s'effectue donc de la manière suivante : <text:span text:style-name="T9">La partie graphique instancie la partie physique. Lorsque la partie graphique veut rafraîchir l'affichage, et donc actualiser la position et l’État des tanks, celle-ci demande à calculer le nouvel état « physique » du champ de bataille de manière synchronisée.</text:span></text:p>
      <text:h text:style-name="P22" text:outline-level="3"><text:bookmark-start text:name="__RefHeading__121_410428801"/>Partie Capteurs ↔ Partie Intelligences<text:bookmark-end text:name="__RefHeading__121_410428801"/></text:h>
      <text:p text:style-name="P9">Lorsque les scripts utilisateurs en cours d'exécution on besoin de voir <text:span text:style-name="T18">environnement</text:span> des tanks qu'ils <text:span text:style-name="T18">contrôlent</text:span>, il font un appel synchronisée à la partie capteurs. Celle-ci retourne l'état du terrains dans une zone réduite par rapport au tank. Cette zone dépend du type de sensor utilisé.</text:p>
      <text:h text:style-name="Heading_20_3" text:outline-level="3"><text:bookmark-start text:name="__RefHeading__123_410428801"/>Diagramme de communication <text:span text:style-name="T10">global</text:span><text:bookmark-end text:name="__RefHeading__123_410428801"/></text:h>
      <text:h text:style-name="P18" text:outline-level="1"><text:bookmark-start text:name="__RefHeading__125_410428801"/>Diagramme de classes global<text:bookmark-end text:name="__RefHeading__125_410428801"/></text:h>
      <text:p text:style-name="Text_20_body">À ajouter...</text:p>
      <text:h text:style-name="Heading_20_1" text:outline-level="1"><text:bookmark-start text:name="__RefHeading__127_410428801"/>Architecture du code<text:bookmark-end text:name="__RefHeading__127_410428801"/></text:h>
      <text:p text:style-name="P10">Voir <text:span text:style-name="T11">la </text:span>javadoc.</text:p>
      <text:h text:style-name="P19" text:outline-level="1">Conclusion</text:h>
      <text:p text:style-name="P13">Après trois semaines <text:span text:style-name="T19">d’analyse</text:span>, de conception, de développement et de tests, nous sommes arriver à développer <text:span text:style-name="T19">une version simplifiée, mais fonctionnelle de pybotwar en java, tout aussi capable de charger des scripts pythons et d'avoir un affichage graphique soignée.</text:span></text:p>
      <text:p text:style-name="P14">La version développée reprend point par point les éléments citer dans le cahier des charges ainsi que dans les spécifications. L'application est en effet simple d'utilisation, les tanks sont maniables, et sur les fonctionnalités testés jusqu'à lors, celle-ci fonctionne.</text:p>
      <text:p text:style-name="P14">Le développement ne sait pas déroulé sans quelques problèmes, notamment en ce qui concerne la communication entre les membres de l'équipe, puisqu'il y a eu quelques quiproquo sur les manières d'implémenter certaines classes, mais dans l'ensemble, le bilan est très positif.</text:p>
      <text:p text:style-name="P15">Finalement, on regrette que les courtes échéances ne nous ait pas permis de finir totalement le développement du projet, en effet, même si ce dernier est utilisable, il manque peu pour rivaliser avec le pybotwar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dric Bérenger</meta:initial-creator>
    <meta:creation-date>2014-09-30T21:45:08.783379983</meta:creation-date>
    <dc:date>2014-09-30T22:40:43.748534537</dc:date>
    <dc:creator>Cédric Bérenger</dc:creator>
    <meta:editing-duration>PT54M22S</meta:editing-duration>
    <meta:editing-cycles>49</meta:editing-cycles>
    <meta:generator>LibreOffice/4.2.6.3$Linux_X86_64 LibreOffice_project/420m0$Build-3</meta:generator>
    <meta:document-statistic meta:table-count="0" meta:image-count="0" meta:object-count="0" meta:page-count="4" meta:paragraph-count="65" meta:word-count="1201" meta:character-count="7547" meta:non-whitespace-character-count="6421"/>
  </office:meta>
</office:document-meta>
</file>